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Georgia" svg:font-family="Georgia" style:font-family-generic="roman" style:font-pitch="variable" svg:panose-1="2 4 5 2 5 4 5 2 3 3"/>
    <style:font-face style:name="Times-BoldItalic" svg:font-family="Times-BoldItalic" style:font-family-generic="swiss"/>
    <style:font-face style:name="Times-Roman" svg:font-family="Times-Roman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2" style:parent-style-name="Standard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3" style:parent-style-name="Standard" style:family="paragraph">
      <style:paragraph-properties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4" style:parent-style-name="Standard" style:list-style-name="LFO1" style:family="paragraph">
      <style:paragraph-properties style:text-autospace="none" fo:margin-left="0.4902in">
        <style:tab-stops/>
      </style:paragraph-properties>
    </style:style>
    <style:style style:name="T5" style:parent-style-name="Car.predefinitoparagrafo" style:family="text"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6" style:parent-style-name="Standard" style:list-style-name="LFO1" style:family="paragraph">
      <style:paragraph-properties style:text-autospace="none" fo:margin-left="0.4902in">
        <style:tab-stops/>
      </style:paragraph-properties>
    </style:style>
    <style:style style:name="T7" style:parent-style-name="Car.predefinitoparagrafo" style:family="text"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T8" style:parent-style-name="Car.predefinitoparagrafo" style:family="text"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T9" style:parent-style-name="Car.predefinitoparagrafo" style:family="text"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T10" style:parent-style-name="Car.predefinitoparagrafo" style:family="text"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1" style:parent-style-name="Standard" style:family="paragraph">
      <style:paragraph-properties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12" style:parent-style-name="Standard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3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4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5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6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7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8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19" style:parent-style-name="Standard" style:list-style-name="LFO3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style:font-weight-complex="bold" fo:font-style="italic" style:font-style-asian="italic" style:font-style-complex="italic" fo:font-size="14pt" style:font-size-asian="14pt"/>
    </style:style>
    <style:style style:name="P20" style:parent-style-name="Standard" style:family="paragraph">
      <style:paragraph-properties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21" style:parent-style-name="Standard" style:list-style-name="LFO4" style:family="paragraph">
      <style:paragraph-properties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22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3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4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5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6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7" style:parent-style-name="Standard" style:list-style-name="LFO5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28" style:parent-style-name="Standard" style:list-style-name="LFO6" style:family="paragraph">
      <style:paragraph-properties style:text-autospace="none" fo:margin-left="0.4902in">
        <style:tab-stops/>
      </style:paragraph-properties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29" style:parent-style-name="Standard" style:list-style-name="LFO7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30" style:parent-style-name="Standard" style:list-style-name="LFO7" style:family="paragraph">
      <style:paragraph-properties style:text-autospace="none" fo:margin-left="0.4902in">
        <style:tab-stops/>
      </style:paragraph-properties>
      <style:text-properties style:font-name="Georgia" style:font-name-asian="Times-Roman" style:font-name-complex="Times-Roman" fo:font-style="italic" style:font-style-asian="italic" style:font-style-complex="italic" fo:font-size="14pt" style:font-size-asian="14pt"/>
    </style:style>
    <style:style style:name="P31" style:parent-style-name="Standard" style:list-style-name="LFO8" style:family="paragraph">
      <style:paragraph-properties style:text-autospace="none" fo:margin-left="0.4902in">
        <style:tab-stops/>
      </style:paragraph-properties>
    </style:style>
    <style:style style:name="T32" style:parent-style-name="Car.predefinitoparagrafo" style:family="text">
      <style:text-properties style:font-name="Georgia" style:font-name-asian="Times-BoldItalic" style:font-name-complex="Times-BoldItalic" fo:font-weight="bold" style:font-weight-asian="bold" style:font-weight-complex="bold" fo:font-style="italic" style:font-style-asian="italic" style:font-style-complex="italic" fo:font-size="16pt" style:font-size-asian="16pt" style:font-size-complex="14pt"/>
    </style:style>
    <style:style style:name="P33" style:parent-style-name="Standard" style:list-style-name="LFO9" style:family="paragraph">
      <style:paragraph-properties style:text-autospace="none" fo:margin-left="0.4902in">
        <style:tab-stops/>
      </style:paragraph-properties>
    </style:style>
    <style:style style:name="T34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35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36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37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38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39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40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P41" style:parent-style-name="Standard" style:list-style-name="LFO9" style:family="paragraph">
      <style:paragraph-properties style:text-autospace="none" fo:margin-left="0.4902in">
        <style:tab-stops/>
      </style:paragraph-properties>
    </style:style>
    <style:style style:name="T42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43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44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  <style:style style:name="T45" style:parent-style-name="Car.predefinitoparagrafo" style:family="text">
      <style:text-properties style:font-name="Georgia" style:font-name-complex="Times New Roman" fo:color="#212121" fo:font-size="14pt" style:font-size-asian="14pt" fo:background-color="#FFFFFF"/>
    </style:style>
  </office:automatic-styles>
  <office:body>
    <office:text text:use-soft-page-breaks="true">
      <text:p text:style-name="P1">Current situation: The Problem To Be Solved</text:p>
      <text:p text:style-name="P2">Attualmente l'agenzia è sprovvista di sito web il che comporta la poca interattività con i clienti,disagi nell'acquisto dei biglietti dovuti<text:s/>a tempi di attesa troppo elevati, mancanza di informazioni dovuti ai relativi voli.</text:p>
      <text:p text:style-name="P3">UniAirlines: The Problem</text:p>
      <text:list text:style-name="LFO1" text:continue-numbering="true">
        <text:list-item>
          <text:p text:style-name="P4"><text:span text:style-name="T5">Internet ha offerto la possibilità di acquistare biglietti aerei di una determinata compagnia online.</text:span></text:p>
        </text:list-item>
        <text:list-item>
          <text:p text:style-name="P6"><text:span text:style-name="T7">Il nostro software permette alla compagnia U</text:span><text:span text:style-name="T8">niAirlines di interfacciarsi con<text:s/></text:span><text:span text:style-name="T9"><text:s text:c="5"/></text:span><text:span text:style-name="T10">l'utente tramite un sito web dedicato,in modo tale ad permettere l'acquisto del biglietto comodamente da casa,richiedere assistenza,news e offerte via e-mail.</text:span></text:p>
        </text:list-item>
      </text:list>
      <text:p text:style-name="P11">UniAirlines: The Objectives</text:p>
      <text:p text:style-name="P12">Il nostro software fornisce i seguenti servizi:</text:p>
      <text:list text:style-name="LFO3" text:continue-numbering="true">
        <text:list-item>
          <text:p text:style-name="P13">La registrazione degli utenti</text:p>
        </text:list-item>
        <text:list-item>
          <text:p text:style-name="P14">La time label dei voli</text:p>
        </text:list-item>
        <text:list-item>
          <text:p text:style-name="P15">Check-in online</text:p>
        </text:list-item>
        <text:list-item>
          <text:p text:style-name="P16">Tariffe differenti a seconda dell'offerta scelta(uno o più bagagli <text:s text:c="4"/>da stiva)</text:p>
        </text:list-item>
        <text:list-item>
          <text:p text:style-name="P17">Possibilità di scegliere più tratte con possibili scali</text:p>
        </text:list-item>
        <text:list-item>
          <text:p text:style-name="P18">Visionare le news</text:p>
        </text:list-item>
        <text:list-item>
          <text:p text:style-name="P19">Supporto</text:p>
        </text:list-item>
      </text:list>
      <text:p text:style-name="P20">UniAirlines: Requirements</text:p>
      <text:list text:style-name="LFO4" text:continue-numbering="true">
        <text:list-item>
          <text:p text:style-name="P21">Functional Requirements</text:p>
        </text:list-item>
      </text:list>
      <text:list text:style-name="LFO5" text:continue-numbering="true">
        <text:list-item>
          <text:p text:style-name="P22">Un utente deve avere la possibilità di registrarsi</text:p>
        </text:list-item>
        <text:list-item>
          <text:p text:style-name="P23">Un utente deve avere la possibilità di controllare la time label dei voli</text:p>
        </text:list-item>
        <text:list-item>
          <text:p text:style-name="P24">Un utente deve avere la possibilità di effetuare il check-in online</text:p>
        </text:list-item>
        <text:list-item>
          <text:p text:style-name="P25">Un utente deve avere la<text:s/>possibilità di visionare le news sul sito</text:p>
        </text:list-item>
        <text:list-item>
          <text:p text:style-name="P26">Un utente deve avere la possibilità di ricevere supporto e-mail</text:p>
        </text:list-item>
        <text:list-item>
          <text:p text:style-name="P27">Un utente deve avere la possibilità di scegliere una tariffa differente a seconda dei suoi bagagli</text:p>
        </text:list-item>
      </text:list>
      <text:list text:style-name="LFO6" text:continue-numbering="true">
        <text:list-item>
          <text:p text:style-name="P28">Non Functional Requirements</text:p>
        </text:list-item>
      </text:list>
      <text:list text:style-name="LFO7" text:continue-numbering="true">
        <text:list-item>
          <text:p text:style-name="P29">Tempi minimi nell'acquisto del biglietto</text:p>
        </text:list-item>
        <text:list-item>
          <text:p text:style-name="P30">Il sito deve essere disponibile 24 ore al giorno</text:p>
        </text:list-item>
      </text:list>
      <text:list text:style-name="LFO8" text:continue-numbering="true">
        <text:list-item>
          <text:p text:style-name="P31"><text:span text:style-name="T32">Constraints</text:span></text:p>
        </text:list-item>
      </text:list>
      <text:list text:style-name="LFO9" text:continue-numbering="true">
        <text:list-item>
          <text:p text:style-name="P33"><text:span text:style-name="T34">Tutti gli utenti dovrebber</text:span><text:span text:style-name="T35">o essere in grado di accedere<text:s/></text:span><text:span text:style-name="T36">con un browser Web che<text:s/></text:span><text:span text:style-name="T37"><text:s text:c="7"/></text:span><text:span text:style-name="T38">supporti i cookie, Javascript e Applet Java. Funzioni di amministrazione (ad esempio, aggiunta di</text:span><text:span text:style-name="T39">nuove tratte aeree</text:span><text:span text:style-name="T40">)</text:span></text:p>
        </text:list-item>
        <text:list-item>
          <text:p text:style-name="P41"><text:span text:style-name="T42">UniAirlines<text:s/></text:span><text:span text:style-name="T43">dovrebbe essere eseguito su qualsi</text:span><text:span text:style-name="T44">asi sistema operativo</text:span><text:span text:style-name="T45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Georgia" svg:font-family="Georgia" style:font-family-generic="roman" style:font-pitch="variable" svg:panose-1="2 4 5 2 5 4 5 2 3 3"/>
    <style:font-face style:name="Times-BoldItalic" svg:font-family="Times-BoldItalic" style:font-family-generic="swiss"/>
    <style:font-face style:name="Times-Roman" svg:font-family="Times-Roman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o</meta:initial-creator>
    <dc:creator>Utente</dc:creator>
    <meta:creation-date>2009-04-16T11:32:00Z</meta:creation-date>
    <dc:date>2018-10-11T20:08:00Z</dc:date>
    <meta:template xlink:href="Normal" xlink:type="simple"/>
    <meta:editing-cycles>1</meta:editing-cycles>
    <meta:editing-duration>PT372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71" meta:character-count="1817" meta:row-count="12" meta:non-whitespace-character-count="1549"/>
  </office:meta>
</office:document-meta>
</file>